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061cm" svg:height="4.682cm" svg:x="2.26cm" svg:y="3.434cm" svg:viewBox="0 0 3062 4683" svg:d="M2534 4678c-954-637-2525-1819-2534-2936s840-1667 1444-1730 1070 131 1416 451c165 152-441 833-534 728-572-645-1763-585-1678 300s1445 1875 2366 2420c219 174-371 840-480 767z">
          <text:p/>
        </draw:path>
        <draw:path draw:style-name="gr1" draw:text-style-name="P1" draw:layer="layout" svg:width="3.265cm" svg:height="5.05cm" svg:x="4.474cm" svg:y="3.047cm" svg:viewBox="0 0 3266 5051" svg:d="M570 4999c1069-916 2682-1708 2696-3125s-894-1940-1721-1868-1266 678-1525 969c-140 177 499 482 572 329 479-1008 2021-570 2043 637s-1614 1816-2393 2442c-167 128 35 868 328 616z">
          <text:p/>
        </draw:path>
        <draw:path draw:style-name="gr2" draw:text-style-name="P1" draw:layer="layout" svg:width="0.903cm" svg:height="0.661cm" draw:transform="rotate (-2.15757602131539) translate (5.29499110710379cm 4.013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5.46599110710379cm 7.473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33:09.300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